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5cm" style:rel-column-width="10267*"/>
    </style:style>
    <style:style style:name="Tabela1.B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3cm" style:rel-column-width="1220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P5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15" style:family="paragraph" style:parent-style-name="Text_20_body">
      <style:paragraph-properties fo:margin-left="1.191cm" fo:margin-right="0cm" fo:margin-top="0cm" fo:margin-bottom="0cm" fo:text-align="justify" style:justify-single-word="false" fo:text-indent="-0.026cm" style:auto-text-indent="false">
        <style:tab-stops/>
      </style:paragraph-properties>
    </style:style>
    <style:style style:name="P16" style:family="paragraph" style:parent-style-name="Text_20_body">
      <style:paragraph-properties fo:margin-left="1.191cm" fo:margin-right="0cm" fo:margin-top="0cm" fo:margin-bottom="0cm" fo:text-align="justify" style:justify-single-word="false" fo:text-indent="-0.026cm" style:auto-text-indent="false">
        <style:tab-stops/>
      </style:paragraph-properties>
      <style:text-properties style:font-name="Tahoma1"/>
    </style:style>
    <style:style style:name="P17" style:family="paragraph" style:parent-style-name="Standard">
      <style:paragraph-properties fo:margin-left="1.244cm" fo:margin-right="0cm" fo:margin-top="0.4cm" fo:margin-bottom="0cm" fo:text-indent="0cm" style:auto-text-indent="false"/>
      <style:text-properties style:font-name="Tahoma1" fo:font-size="10pt" fo:language="pt" fo:country="BR" style:font-size-asian="10pt" style:font-size-complex="10pt"/>
    </style:style>
    <style:style style:name="P18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ahoma1" fo:font-size="10pt" fo:language="pt" fo:country="BR" style:font-size-asian="10pt" style:font-size-complex="10pt"/>
    </style:style>
    <style:style style:name="P19" style:family="paragraph" style:parent-style-name="Standard">
      <style:paragraph-properties fo:margin-left="1.244cm" fo:margin-right="0cm" fo:text-align="justify" style:justify-single-word="false" fo:text-indent="0cm" style:auto-text-indent="false"/>
      <style:text-properties style:font-name="Tahoma1" fo:font-size="10pt" fo:language="pt" fo:country="BR" fo:font-weight="normal" style:font-size-asian="10pt" style:font-weight-asian="normal" style:font-size-complex="10pt"/>
    </style:style>
    <style:style style:name="P20" style:family="paragraph" style:parent-style-name="Text_20_body">
      <style:paragraph-properties fo:margin-left="1.244cm" fo:margin-right="0cm" fo:margin-top="0cm" fo:margin-bottom="0cm" fo:text-align="justify" style:justify-single-word="false" fo:text-indent="0cm" style:auto-text-indent="false">
        <style:tab-stops/>
      </style:paragraph-properties>
      <style:text-properties style:font-name="Tahoma1"/>
    </style:style>
    <style:style style:name="P21" style:family="paragraph" style:parent-style-name="Text_20_body">
      <style:text-properties fo:font-size="10pt" style:font-size-asian="10pt" style:font-size-complex="10pt"/>
    </style:style>
    <style:style style:name="P22" style:family="paragraph" style:parent-style-name="Text_20_body">
      <style:paragraph-properties fo:margin-top="0cm" fo:margin-bottom="0cm"/>
      <style:text-properties style:font-name="Tahoma1" style:font-size-complex="10p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/>
    </style:style>
    <style:style style:name="P26" style:family="paragraph" style:parent-style-name="Text_20_body">
      <style:paragraph-properties fo:margin-left="1.191cm" fo:margin-right="0cm" fo:margin-top="0cm" fo:margin-bottom="0cm" fo:text-align="justify" style:justify-single-word="false" fo:text-indent="-0.026cm" style:auto-text-indent="false">
        <style:tab-stops/>
      </style:paragraph-properties>
    </style:style>
    <style:style style:name="P27" style:family="paragraph" style:parent-style-name="Heading_20_1">
      <style:text-properties fo:font-size="14pt" fo:language="pt" fo:country="BR" style:font-size-asian="14pt" style:font-size-complex="14pt"/>
    </style:style>
    <style:style style:name="P28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  <style:style style:name="T3" style:family="text">
      <style:text-properties fo:color="#008000" fo:font-size="9pt" style:font-size-asian="9pt"/>
    </style:style>
    <style:style style:name="T4" style:family="text">
      <style:text-properties fo:color="#008000" fo:font-size="9pt" fo:language="en" fo:country="US" style:font-size-asian="9pt"/>
    </style:style>
    <style:style style:name="T5" style:family="text">
      <style:text-properties style:font-name="Tahoma1" style:font-size-complex="10pt"/>
    </style:style>
    <style:style style:name="T6" style:family="text">
      <style:text-properties style:font-name="Tahoma1" fo:font-size="10pt" fo:language="pt" fo:country="BR" fo:font-weight="normal" style:font-size-asian="10pt" style:font-weight-asian="normal" style:font-size-complex="10pt"/>
    </style:style>
    <style:style style:name="T7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8">Food Delivery Web</text:p>
      <text:p text:style-name="P5">Regras de Negócio</text:p>
      <text:p text:style-name="P10"/>
      <text:p text:style-name="P9">Histórico de Revisõe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11">15/10/09</text:p>
          </table:table-cell>
          <table:table-cell table:style-name="Tabela1.B2" office:value-type="float" office:value="1">
            <text:p text:style-name="P11">1</text:p>
          </table:table-cell>
          <table:table-cell table:style-name="Tabela1.C2" office:value-type="string">
            <text:p text:style-name="P12">Criação das Regras de Negócio</text:p>
          </table:table-cell>
          <table:table-cell table:style-name="Tabela1.D2" office:value-type="string">
            <text:p text:style-name="P11">Paulo Roberto</text:p>
          </table:table-cell>
        </table:table-row>
        <table:table-row table:style-name="Tabela1.1">
          <table:table-cell table:style-name="Tabela1.A2" office:value-type="date" office:date-value="2009-10-16">
            <text:p text:style-name="P14">16/10/09</text:p>
          </table:table-cell>
          <table:table-cell table:style-name="Tabela1.B2" office:value-type="float" office:value="1.1">
            <text:p text:style-name="P14">1,1</text:p>
          </table:table-cell>
          <table:table-cell table:style-name="Tabela1.C2" office:value-type="string">
            <text:p text:style-name="P13">Inclusão de Novas Regras</text:p>
          </table:table-cell>
          <table:table-cell table:style-name="Tabela1.D2" office:value-type="string">
            <text:p text:style-name="P14">Paulo Roberto</text:p>
          </table:table-cell>
        </table:table-row>
        <table:table-row table:style-name="Tabela1.1">
          <table:table-cell table:style-name="Tabela1.A2" office:value-type="date" office:date-value="2009-10-18">
            <text:p text:style-name="P14">18/10/09</text:p>
          </table:table-cell>
          <table:table-cell table:style-name="Tabela1.B2" office:value-type="float" office:value="1.2">
            <text:p text:style-name="P14">1,2</text:p>
          </table:table-cell>
          <table:table-cell table:style-name="Tabela1.C2" office:value-type="string">
            <text:p text:style-name="P13">Inclusão de Novas Regras</text:p>
          </table:table-cell>
          <table:table-cell table:style-name="Tabela1.D2" office:value-type="string">
            <text:p text:style-name="P14">Paulo Roberto</text:p>
          </table:table-cell>
        </table:table-row>
        <table:table-row table:style-name="Tabela1.1">
          <table:table-cell table:style-name="Tabela1.A2" office:value-type="date" office:date-value="2009-10-23">
            <text:p text:style-name="P14">23/10/09</text:p>
          </table:table-cell>
          <table:table-cell table:style-name="Tabela1.B2" office:value-type="float" office:value="1.3">
            <text:p text:style-name="P14">1,3</text:p>
          </table:table-cell>
          <table:table-cell table:style-name="Tabela1.C2" office:value-type="string">
            <text:p text:style-name="P13">Inclusão de Novas Regras</text:p>
          </table:table-cell>
          <table:table-cell table:style-name="Tabela1.D2" office:value-type="string">
            <text:p text:style-name="P14">Paulo Roberto</text:p>
          </table:table-cell>
        </table:table-row>
      </table:table>
      <text:h text:style-name="P27" text:outline-level="1" text:is-list-header="true"/>
      <text:h text:style-name="P27" text:outline-level="1">Regras de Negócio</text:h>
      <text:p text:style-name="P17">RN1 - Validação ao Incluir ou Alterar dados de Cliente</text:p>
      <text:p text:style-name="P18">Ao incluir ou alterar os dados de um cliente, se já existir um cliente com os mesmos e-mail ou CPF, o sistema não deve permitir a inclusão ou alteração.</text:p>
      <text:p text:style-name="P18"><text:s/><text:line-break/>RN2 - Validação ao Excluir Cliente </text:p>
      <text:p text:style-name="P18">Ao exclui os dados de um cliente, se houver ao menos um pedido deste cliente, o sistema não deve permitir a exclusão.</text:p>
      <text:p text:style-name="P19"/>
      <text:p text:style-name="P19">RN3 – Validação ao Incluir ou Alterar Cardápios</text:p>
      <text:p text:style-name="P19">Ao Incluir ou alterar os dados de um cardápio, se já existir um cardápio com o mesmo nome o sistema não deve permitir a inclusão ou alteração.</text:p>
      <text:p text:style-name="P19"/>
      <text:p text:style-name="P19">RN4 – Validação ao Excluir Cardápio</text:p>
      <text:p text:style-name="P19">Ao excluir os dados de um cardápio, se houver algum prato que faça referência a este cardápio o sistema não deve permitir a exclusão.</text:p>
      <text:p text:style-name="P19"/>
      <text:p text:style-name="P19">RN5 – Validação ao Incluir ou Alterar dados de Pratos</text:p>
      <text:p text:style-name="P19">Ao incluir ou alterar os dados de um prato, se já existir um prato com o mesmo dados, o sistema não deve permitir a inclusão ou alteração.</text:p>
      <text:p text:style-name="P19"/>
      <text:p text:style-name="P19">RN6 – Validação ao Consultar Prato por Estabelecimento ou Período.</text:p>
      <text:p text:style-name="P19">Ao consultar um determinado prato, se o perfil do usuário for gestor do estabelecimento, o sistema bloqueia o campo “Estabelecimento”.</text:p>
      <text:p text:style-name="P20"/>
      <text:p text:style-name="P20">RN7 – Validação ao Incluir Pedido</text:p>
      <text:p text:style-name="P16"><text:tab/><text:tab/>Ao incluir ou alterar os dados de um pedido, se já existir um pedido cadastrado <text:tab/>com os mesmos nome do cliente, nome do prato, data e hora de entrega, o <text:tab/>sistema não deve permitir a inclusão ou alteração.</text:p>
      <text:p text:style-name="P22"/>
      <text:p text:style-name="P22">RN8 – Validação ao Alterar Estado da Situação do Pedido</text:p>
      <text:p text:style-name="P15"><text:span text:style-name="Fonte_20_parág._20_padrão"><text:span text:style-name="T5">Ao se Alterar o Estado da Situação do Pedido se a Situação do Pedido for igual ao novo Estado da Situação do Pedido o sistema não deve permitir a alteração.</text:span></text:span></text:p>
      <text:p text:style-name="P15"><text:span text:style-name="Fonte_20_parág._20_padrão"><text:span text:style-name="T5"/></text:span></text:p>
      <text:p text:style-name="P15"><text:span text:style-name="Fonte_20_parág._20_padrão"><text:span text:style-name="T5">RN9 – Validação ao Excluir Pedido</text:span></text:span></text:p>
      <text:p text:style-name="P15"><text:span text:style-name="Fonte_20_parág._20_padrão"><text:span text:style-name="T5">Ao excluir dos dados de um Pedido, se o Estado da Situação do Pedido não finalizado ou cancelado e o ator não for um Administrador ou um Gestor de Estabelecimento, o sistema não deve permitir a exclusão.</text:span></text:span></text:p>
      <text:p text:style-name="P16"/>
      <text:p text:style-name="P15"><text:span text:style-name="Fonte_20_parág._20_padrão"><text:span text:style-name="T6">RN10 – Validação ao Agendar um Pedido</text:span></text:span></text:p>
      <text:p text:style-name="P15"><text:soft-page-break/><text:span text:style-name="Fonte_20_parág._20_padrão"><text:span text:style-name="T6">Ao agendar um pedido se a data e a hora da entrega do pedido estiverem fora do limite mínimo de entrega do produto e fora do horário de funcionamento do Estabelecimento o sistema não deve permitir o Agendamento do Pedido.</text:span></text:span></text:p>
      <text:p text:style-name="P15"><text:span text:style-name="Fonte_20_parág._20_padrão"><text:span text:style-name="T6"/></text:span></text:p>
      <text:p text:style-name="P15"><text:span text:style-name="Fonte_20_parág._20_padrão"><text:span text:style-name="T6">RN11 – Validação ao Excluir uma Forma de Pagamento</text:span></text:span></text:p>
      <text:p text:style-name="P15"><text:span text:style-name="Fonte_20_parág._20_padrão"><text:span text:style-name="T6">Ao excluir os dados de uma forma de pagamento, se houver ao menos um pedido com esta forma de pagamento, o sistema não deve permitir a exclusão.</text:span></text:span></text:p>
      <text:h text:style-name="P28" text:outline-level="1">Referências</text:h>
      <text:p text:style-name="P21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99cm" fo:margin-bottom="0.499cm" fo:text-indent="0.499cm" style:auto-text-indent="false" fo:keep-with-next="always"/>
      <style:text-properties style:font-name="Arial" fo:font-size="12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5z1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9z0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2z1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2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fo:color="#008000"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fo:color="#008000"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Regras de Negócio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Documento de Visão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Regras de Negócio.odt</text:file-name></text:span></text:span><text:span text:style-name="Page_20_Number"><text:span text:style-name="MT4"><text:tab/><text:tab/>Pag. </text:span>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Requisitos de Software - ERS</dc:title>
    <meta:initial-creator>Administrador</meta:initial-creator>
    <meta:creation-date>2008-10-18T13:43:00</meta:creation-date>
    <dc:date>2009-10-23T16:15:54</dc:date>
    <meta:editing-cycles>26</meta:editing-cycles>
    <meta:editing-duration>PT579H26M36S</meta:editing-duration>
    <meta:generator>OpenOffice.org/3.0$Linux OpenOffice.org_project/300m15$Build-9379</meta:generator>
    <meta:document-statistic meta:table-count="2" meta:image-count="1" meta:object-count="0" meta:page-count="2" meta:paragraph-count="53" meta:word-count="480" meta:character-count="2661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